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style:font-name="Arial" fo:font-size="14pt" style:font-size-asian="14pt" style:font-size-complex="14pt"/>
    </style:style>
    <style:style style:name="P2" style:family="paragraph" style:parent-style-name="Standard">
      <style:paragraph-properties fo:margin-left="0cm" fo:margin-right="0cm" fo:text-align="justify" style:justify-single-word="false" fo:text-indent="0.945cm" style:auto-text-indent="false"/>
      <style:text-properties style:font-name="Arial" fo:font-size="14pt" style:font-size-asian="14pt" style:font-size-complex="14pt"/>
    </style:style>
    <style:style style:name="P3" style:family="paragraph" style:parent-style-name="Standard">
      <style:paragraph-properties fo:margin-left="0cm" fo:margin-right="0cm" fo:text-align="justify" style:justify-single-word="false" fo:text-indent="0.945cm" style:auto-text-indent="false"/>
      <style:text-properties style:font-name="Arial" fo:font-size="14pt" style:text-underline-style="none" style:font-size-asian="14pt" style:font-size-complex="14pt"/>
    </style:style>
    <style:style style:name="P4" style:family="paragraph" style:parent-style-name="Standard">
      <style:paragraph-properties fo:margin-left="0cm" fo:margin-right="0cm" fo:text-align="justify" style:justify-single-word="false" fo:text-indent="0.945cm" style:auto-text-indent="false"/>
      <style:text-properties style:font-name="Arial" fo:font-size="14pt" style:text-underline-style="none" fo:font-weight="bold" style:font-size-asian="14pt" style:font-weight-asian="bold" style:font-size-complex="14pt" style:font-weight-complex="bold"/>
    </style:style>
    <style:style style:name="P5" style:family="paragraph" style:parent-style-name="Standard">
      <style:paragraph-properties fo:margin-left="0cm" fo:margin-right="0cm" fo:text-align="justify" style:justify-single-word="false" fo:text-indent="0.945cm" style:auto-text-indent="false"/>
      <style:text-properties style:font-name="Arial" fo:font-size="14pt" style:text-underline-style="none" fo:font-weight="normal" style:font-size-asian="14pt" style:font-weight-asian="normal" style:font-size-complex="14pt" style:font-weight-complex="normal"/>
    </style:style>
    <style:style style:name="P6" style:family="paragraph" style:parent-style-name="Standard">
      <style:paragraph-properties fo:margin-left="0cm" fo:margin-right="0cm" fo:text-align="justify" style:justify-single-word="false" fo:text-indent="0.945cm" style:auto-text-indent="false"/>
      <style:text-properties style:font-name="Arial" fo:font-size="14pt" fo:font-weight="bold" style:font-size-asian="14pt" style:font-weight-asian="bold" style:font-size-complex="14pt" style:font-weight-complex="bold"/>
    </style:style>
    <style:style style:name="P7" style:family="paragraph" style:parent-style-name="Standard">
      <style:paragraph-properties fo:margin-left="0cm" fo:margin-right="0cm" fo:text-align="center" style:justify-single-word="false" fo:text-indent="0cm" style:auto-text-indent="false"/>
      <style:text-properties style:font-name="Arial" fo:font-size="18pt" fo:font-weight="bold" style:font-size-asian="18pt" style:font-weight-asian="bold" style:font-size-complex="18pt" style:font-weight-complex="bold"/>
    </style:style>
    <style:style style:name="P8" style:family="paragraph" style:parent-style-name="Standard">
      <style:paragraph-properties fo:margin-left="0cm" fo:margin-right="0cm" fo:text-align="center" style:justify-single-word="false" fo:text-indent="-0.048cm" style:auto-text-indent="false">
        <style:tab-stops/>
      </style:paragraph-properties>
      <style:text-properties style:font-name="Arial" fo:font-size="24pt" fo:font-weight="bold" style:font-size-asian="24pt" style:font-weight-asian="bold" style:font-size-complex="24pt" style:font-weight-complex="bold"/>
    </style:style>
    <style:style style:name="P9" style:family="paragraph" style:parent-style-name="Standard">
      <style:paragraph-properties fo:margin-left="0.63cm" fo:margin-right="0cm" fo:text-align="justify" style:justify-single-word="false" fo:text-indent="0.025cm" style:auto-text-indent="false">
        <style:tab-stops>
          <style:tab-stop style:position="8.405cm"/>
          <style:tab-stop style:position="15.018cm" style:type="char" style:char=","/>
        </style:tab-stops>
      </style:paragraph-properties>
      <style:text-properties style:font-name="Arial" fo:font-size="14pt" style:font-size-asian="14pt" style:font-size-complex="14pt"/>
    </style:style>
    <style:style style:name="P10" style:family="paragraph" style:parent-style-name="Standard">
      <style:paragraph-properties fo:margin-left="0.63cm" fo:margin-right="0cm" fo:text-align="justify" style:justify-single-word="false" fo:text-indent="0.025cm" style:auto-text-indent="false">
        <style:tab-stops>
          <style:tab-stop style:position="3.681cm"/>
          <style:tab-stop style:position="10.537cm" style:type="right"/>
          <style:tab-stop style:position="12.887cm" style:type="char" style:char=","/>
          <style:tab-stop style:position="15.72cm" style:type="char" style:char=","/>
        </style:tab-stops>
      </style:paragraph-properties>
      <style:text-properties style:font-name="Arial" fo:font-size="14pt" style:text-underline-style="none" style:font-size-asian="14pt" style:font-size-complex="14pt"/>
    </style:style>
    <style:style style:name="P11" style:family="paragraph" style:parent-style-name="Standard">
      <style:paragraph-properties fo:margin-left="0.63cm" fo:margin-right="0cm" fo:text-align="justify" style:justify-single-word="false" fo:text-indent="0.025cm" style:auto-text-indent="false">
        <style:tab-stops>
          <style:tab-stop style:position="3.681cm"/>
          <style:tab-stop style:position="10.537cm" style:type="right"/>
          <style:tab-stop style:position="12.233cm" style:type="char" style:char=","/>
          <style:tab-stop style:position="15.018cm" style:type="char" style:char=","/>
        </style:tab-stops>
      </style:paragraph-properties>
      <style:text-properties style:font-name="Arial" fo:font-size="14pt" style:text-underline-style="none" style:font-size-asian="14pt" style:font-size-complex="14pt"/>
    </style:style>
    <style:style style:name="P12" style:family="paragraph" style:parent-style-name="Standard">
      <style:paragraph-properties fo:margin-left="0.63cm" fo:margin-right="0cm" fo:text-align="justify" style:justify-single-word="false" fo:text-indent="0.025cm" style:auto-text-indent="false">
        <style:tab-stops>
          <style:tab-stop style:position="8.405cm"/>
          <style:tab-stop style:position="15.018cm" style:type="char" style:char=","/>
        </style:tab-stops>
      </style:paragraph-properties>
      <style:text-properties style:font-name="Arial" fo:font-size="14pt" style:text-underline-style="none" style:font-size-asian="14pt" style:font-size-complex="14pt"/>
    </style:style>
    <style:style style:name="P13" style:family="paragraph" style:parent-style-name="Standard">
      <style:paragraph-properties fo:margin-left="0cm" fo:margin-right="0cm" fo:text-align="justify" style:justify-single-word="false" fo:text-indent="-0.025cm" style:auto-text-indent="false" fo:break-before="page">
        <style:tab-stops/>
      </style:paragraph-properties>
      <style:text-properties style:font-name="Arial" fo:font-size="14pt" style:text-underline-style="none" style:font-size-asian="14pt" style:font-size-complex="14pt"/>
    </style:style>
    <style:style style:name="P14" style:family="paragraph" style:parent-style-name="Standard">
      <style:paragraph-properties fo:margin-left="0cm" fo:margin-right="0cm" fo:text-align="justify" style:justify-single-word="false" fo:text-indent="-0.025cm" style:auto-text-indent="false">
        <style:tab-stops/>
      </style:paragraph-properties>
      <style:text-properties style:font-name="Arial" fo:font-size="14pt" style:text-underline-style="none" style:font-size-asian="14pt" style:font-size-complex="14pt"/>
    </style:style>
    <style:style style:name="P15" style:family="paragraph" style:parent-style-name="Standard">
      <style:paragraph-properties fo:margin-left="0cm" fo:margin-right="0cm" fo:text-align="justify" style:justify-single-word="false" fo:text-indent="0.945cm" style:auto-text-indent="false"/>
      <style:text-properties style:font-name="Arial" fo:font-size="14pt" style:text-underline-style="none" style:font-size-asian="14pt" style:font-size-complex="14pt"/>
    </style:style>
    <style:style style:name="P16" style:family="paragraph">
      <style:text-properties style:font-name="Arial" fo:font-size="14pt" style:font-size-asian="14pt" style:font-size-complex="14pt"/>
    </style:style>
    <style:style style:name="P17" style:family="paragraph">
      <style:paragraph-properties fo:text-align="center"/>
    </style:style>
    <style:style style:name="P18" style:family="paragraph">
      <style:paragraph-properties style:line-spacing="0.113cm">
        <style:tab-stops/>
      </style:paragraph-properties>
    </style:style>
    <style:style style:name="P19" style:family="paragraph">
      <style:paragraph-properties style:line-spacing="0.113cm">
        <style:tab-stops/>
      </style:paragraph-properties>
      <style:text-properties style:font-name="Arial" fo:font-size="14pt" style:font-size-asian="14pt" style:font-size-complex="14pt"/>
    </style:style>
    <style:style style:name="T1" style:family="text">
      <style:text-properties style:font-name="Arial"/>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style:font-name="Arial" fo:font-size="14pt" style:font-size-asian="14pt" style:font-size-complex="14pt"/>
    </style:style>
    <style:style style:name="T5" style:family="text">
      <style:text-properties style:font-name="Arial" fo:font-size="14pt" fo:font-weight="bold" style:font-size-asian="14pt" style:font-weight-asian="bold" style:font-size-complex="14pt" style:font-weight-complex="bold"/>
    </style:style>
    <style:style style:name="T6" style:family="text">
      <style:text-properties style:font-name="Arial" fo:font-size="14pt" fo:font-weight="normal" style:font-size-asian="14pt" style:font-weight-asian="normal" style:font-size-complex="14pt" style:font-weight-complex="normal"/>
    </style:style>
    <style:style style:name="gr1" style:family="graphic">
      <style:graphic-properties draw:stroke="none" svg:stroke-width="0.499cm" svg:stroke-color="#000000" draw:fill="none" draw:fill-color="#ffffff" fo:min-height="2.4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Empresa i Entorn Econòmic</text:p>
      <text:p text:style-name="P7">PEC 2</text:p>
      <text:p text:style-name="P6"/>
      <text:p text:style-name="P6"/>
      <text:p text:style-name="P6">Exercici 1.1</text:p>
      <text:p text:style-name="P2"/>
      <text:p text:style-name="P2">El govern espanyol ha decidit pujar l'IVA així com retallar el descompte de 400 euros en la declaració de l'IRPF. L'IVA pujarà del 16% al 18% i l'IVA reduït passarà del 7% al 8%, quedant el super-reduït en 4%.</text:p>
      <text:p text:style-name="P2">La proposta d'alguns membres parlamentaris de posposar la pujada d'impostos és molt lògica, ja que precisament portarà a més problemes financers als treballadors i empreses amb el que això comporta: una crisi més llarga. Aquesta pujada s'hauria d'efectuar en un període de grans beneficis per així aconseguir més diners i poder-ne invertir també més en el futur.</text:p>
      <text:p text:style-name="P2">Per altra banda aquesta pujada pot tenir un efecte col·lateral que és un augment del consum encara que no ho sembli. El fet que l'IVA pugi portarà a molta gent a comprar abans d'aquesta pujada productes cars o que tinguin un temps de vida gran, per exemple cotxes, maquinària, etc. Potser el govern vol fer servir aquesta eina doble: augmentar el consum els mesos previs a la pujada a la vegada que aconseguir una reducció del dèficit.</text:p>
      <text:p text:style-name="P2"/>
      <text:p text:style-name="P6">Exercici 1.2</text:p>
      <text:p text:style-name="P2"/>
      <text:p text:style-name="P2">Patates: Super-reduït.</text:p>
      <text:p text:style-name="P2">Transport: Reduït.</text:p>
      <text:p text:style-name="P2">Llibres: Super-reduït (a excepció de publicacions amb publicitat).</text:p>
      <text:p text:style-name="P2">Pa: Super-reduït.</text:p>
      <text:p text:style-name="P2">CD: Normal.</text:p>
      <text:p text:style-name="P2">Sabates: Normal.</text:p>
      <text:p text:style-name="P2">Bistec: Reduït.</text:p>
      <text:p text:style-name="P2">Entrecot: Reduït.</text:p>
      <text:p text:style-name="P2">Taronges: Super-reduït.</text:p>
      <text:p text:style-name="P2">Mongetes: Reduït.</text:p>
      <text:p text:style-name="P2">Paquet de tabac: Normal.</text:p>
      <text:p text:style-name="P2">Menú d'un restaurant: Reduït.</text:p>
      <text:p text:style-name="P2"/>
      <text:p text:style-name="P6">Exercici 1.3</text:p>
      <text:p text:style-name="P2"/>
      <text:p text:style-name="P2"><text:span text:style-name="T2">Una empresa obté un benefici: Impost sobre el benefici de les societats </text:span><text:soft-page-break/><text:span text:style-name="T2">que es paga anualment, a excepció dels autònoms que ho paguen a l'IRPF o com a societat civil.</text:span></text:p>
      <text:p text:style-name="P3">Sous i salaris del personal: Es cotitzen a la seguretat social mensualment al mes següent.</text:p>
      <text:p text:style-name="P3">Una empresa rep una factura: L'empresa paga l'IVA que va inclòs en el preu de la factura. A la declaració de l'IVA, que es declara de forma trimestral el dia 20 després de la finalització del trimestre, se li torna aquest import (ja que l'IVA només l'ha de pagar el cinsumidor final, no les empreses intermèdies en la cadena).</text:p>
      <text:p text:style-name="P3">Es percep una herència: Impost de successions que s'ha de pagar en el moment de la percepció.</text:p>
      <text:p text:style-name="P3">Una empresa emet una factura: Es paga l'IVA, que es declara de forma trimestral el dia 20 després de la finalització del trimestre. Excepció en el cas que la factura vagi dirigida a una empresa estrangera.</text:p>
      <text:p text:style-name="P3">Ens matriculem a la universitat: En principi no paguem cap impost, només unes taxes administratives. S'anomenen taxes ja que rebem alguna cosa a canvi (no com els impostos que són arbitraris i sense cap compensació directa). Lògicament es paga en el moment de matricular-se.</text:p>
      <text:p text:style-name="P3">Tenim una casa valorada en 300.000€ i una segona casa valorada en 1.000.000€: Hauríem de pagar l'impost de grans rendes (només abans del 2008).</text:p>
      <text:p text:style-name="P3">Un autònom emet una factura: Pararà l'IVA (si l'emet a una empresa espanyola) i es descomptarà l'IRPF. Es tributa mensualment.</text:p>
      <text:p text:style-name="P3">S'amplia el capital d'una empresa: Es paga l'IRPF que serà d'un 18%. Es fa trimestralment el dia 20 després del trimestre.</text:p>
      <text:p text:style-name="P2"/>
      <text:p text:style-name="P6">Exercici 1.4</text:p>
      <text:p text:style-name="P2"/>
      <text:p text:style-name="P2">Vegeu el final del document.</text:p>
      <text:p text:style-name="P3"/>
      <text:p text:style-name="P4">Exercici 1.5</text:p>
      <text:p text:style-name="P3"/>
      <text:p text:style-name="P5">Cal tenir en compte en primer lloc la cotització de la seguretat social.</text:p>
      <text:p text:style-name="P5">Aquesta cotització té un tipus impositiu en funció del salari que es divideix en 10 grups. A més es classifiquen en funció del tipus i quantitat d'hores (hores extres per exemple). Serien 4,7% hores normals, 2,0% hores extres “de força major” i 4,7% les demés. L'empresa també pagarà una part a la Seguretat Social, però aquest no s'inclou al salari brut.</text:p>
      <text:p text:style-name="P5">Per altre banda cal tenir en compte les declaracions de l'IRPF. Aquest és més llarg de calcular ja que té en compte moltes coses. Principalment té 4 trams de 24%,28%,37% i 43% en funció del salari. A més ens descompten en cas de tenir fills al nostre càrrec, segons si estem casats o no, si convivim o tenim avis al nostre càrrec, possibles minusvalideses, si som pensionistes, <text:soft-page-break/>aturats, etc.</text:p>
      <text:p text:style-name="P5"/>
      <text:p text:style-name="P4">Exercici 1.6</text:p>
      <text:p text:style-name="P3"/>
      <text:p text:style-name="P5">El dèficit públic és la diferència entre els ingressos i les despeses de l'estat. Normalment es mesura respecte al PIB per a tenir una idea de la importància d'aquest. Per altra banda el deute públic és la quantitat de diners que l'estat deu a particulars, empreses o altres governs en concepte de préstec per a fer front el dèficit. Es a dir, si l'estat no té prou ingressos per a cobrir les seves despeses emet deute públic que es pot comprar a canvi d'una certa rendibilitat.</text:p>
      <text:p text:style-name="P5">El govern espanyol pretén reduir la despesa públic sense afectar les àrees que considera més important com la investigació i l'educació, així com les prestacions socials. Així doncs les propostes tenen com a objectiu arribar a un 3% de dèficit el 2013 i es basen en una menor despesa pública en el govern i les administracions. Entre d'altres coses la mesura més important és la de reduir al màxim el personal públic i no contractar més personal. A més com ja s'ha esmentat es pretén augmentar l'IVA, que és un dels principals ingressos de l'administració.</text:p>
      <text:p text:style-name="P5"/>
      <text:p text:style-name="P4">Exercici 1.7</text:p>
      <text:p text:style-name="P3"/>
      <text:p text:style-name="P5">M'agradaria preguntar o debatre sobre com es decideix o qui decideix quins productes són de primera necessitat i requereixen de l'IVA reduït o super-reduït. Crec que és crítica aquesta decisió, ja que es podria augmentar o disminuir el consum de certs productes utilitzant l'eina de l'IVA. D'aquesta manera es podria evitar o reduir l'ús d'eines com les subvencions a l'agricultura, per exemple.</text:p>
      <text:p text:style-name="P3">M'agradaria comentar el sistema de recaptació d'impostos. El fet que certes regions tinguin un règim especial i que altres no em sembla molt injust. A més el fet que els impostos d'empreses nacionals es recaptin a la comunitat on estan domiciliades és injust, ja que hi haurà comunitats que recaptaran molt i després vindran els problemes de repartició.</text:p>
      <text:p text:style-name="P3"/>
      <text:p text:style-name="P3"/>
      <text:p text:style-name="P13"><draw:line text:anchor-type="paragraph" draw:z-index="7" draw:style-name="gr3" draw:text-style-name="P17" svg:x1="3.413cm" svg:y1="6.151cm" svg:x2="16.155cm" svg:y2="6.151cm"><text:p/></draw:line><draw:line text:anchor-type="paragraph" draw:z-index="6" draw:style-name="gr3" draw:text-style-name="P17" svg:x1="3.413cm" svg:y1="5.348cm" svg:x2="16.155cm" svg:y2="5.348cm"><text:p/></draw:line><draw:line text:anchor-type="paragraph" draw:z-index="5" draw:style-name="gr3" draw:text-style-name="P17" svg:x1="3.413cm" svg:y1="4.595cm" svg:x2="16.155cm" svg:y2="4.595cm"><text:p/></draw:line><draw:frame text:anchor-type="paragraph" draw:z-index="4" draw:style-name="gr1" draw:text-style-name="P19" svg:width="15.721cm" svg:height="2.886cm" svg:x="0.871cm" svg:y="4.009cm"><draw:text-box><text:p text:style-name="P18"><text:span text:style-name="T6">Nom:</text:span><text:span text:style-name="T6"><text:tab/></text:span><text:span text:style-name="T6"><text:tab/></text:span><text:span text:style-name="T6">Fonaments S.L.</text:span></text:p><text:p text:style-name="P18"><text:span text:style-name="T6">CIF:</text:span><text:span text:style-name="T6"><text:tab/></text:span><text:span text:style-name="T6"><text:tab/></text:span><text:span text:style-name="T6">A 66666666</text:span></text:p><text:p text:style-name="P18"><text:span text:style-name="T4">Adreça:</text:span><text:span text:style-name="T4"><text:tab/></text:span><text:span text:style-name="T4">C/ Creus, 5</text:span></text:p><text:p text:style-name="P18"><text:span text:style-name="T4"><text:tab/></text:span><text:span text:style-name="T4"><text:tab/></text:span><text:span text:style-name="T4">08002 Corrents BARCELONA</text:span></text:p></draw:text-box></draw:frame><draw:frame text:anchor-type="paragraph" draw:z-index="3" draw:style-name="gr1" draw:text-style-name="P16" svg:width="8.841cm" svg:height="2.424cm" svg:x="0.871cm" svg:y="0.767cm"><draw:text-box><text:p><text:span text:style-name="T5">SOS S.L.</text:span></text:p><text:p><text:span text:style-name="T4">B 99922111</text:span></text:p><text:p><text:span text:style-name="T4">C/ del Cel, 14</text:span></text:p><text:p><text:span text:style-name="T4">08001 Villadelprat BARCELONA</text:span></text:p></draw:text-box></draw:frame><draw:rect text:anchor-type="paragraph" draw:z-index="2" draw:style-name="gr2" draw:text-style-name="P17" svg:width="6.397cm" svg:height="2.858cm" svg:x="10.195cm" svg:y="0.526cm"><text:p/></draw:rect><draw:rect text:anchor-type="paragraph" draw:z-index="1" draw:style-name="gr2" draw:text-style-name="P17" svg:width="9.446cm" svg:height="2.858cm" svg:x="0.386cm" svg:y="0.526cm"><text:p/></draw:rect><draw:frame text:anchor-type="paragraph" draw:z-index="0" draw:style-name="gr1" draw:text-style-name="P16" svg:width="5.936cm" svg:height="2.424cm" svg:x="10.631cm" svg:y="0.769cm"><draw:text-box><text:p><text:span text:style-name="T4">Factura Nº: 51</text:span></text:p><text:p><text:span text:style-name="T4">5 de Març de 2010</text:span></text:p><text:p><text:span text:style-name="T4"/></text:p></draw:text-box></draw:frame><draw:line text:anchor-type="paragraph" draw:z-index="8" draw:style-name="gr3" draw:text-style-name="P17" svg:x1="3.413cm" svg:y1="6.953cm" svg:x2="16.155cm" svg:y2="6.953cm"><text:p/></draw:lin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rect text:anchor-type="paragraph" draw:z-index="9" draw:style-name="gr2" draw:text-style-name="P17" svg:width="16.156cm" svg:height="13.447cm" svg:x="0.386cm" svg:y="0.501cm"><text:p/></draw:rect></text:p>
      <text:p text:style-name="P10">Codi<text:tab/>Concepte<text:tab/>Quantitat<text:tab/>Preu/u<text:tab/>Preu total</text:p>
      <text:p text:style-name="P14"><draw:line text:anchor-type="paragraph" draw:z-index="10" draw:style-name="gr3" draw:text-style-name="P17" svg:x1="0.386cm" svg:y1="0.113cm" svg:x2="16.541cm" svg:y2="0.113cm"><text:p/></draw:line><draw:line text:anchor-type="paragraph" draw:z-index="12" draw:style-name="gr3" draw:text-style-name="P17" svg:x1="13.998cm" svg:y1="10.46cm" svg:x2="13.998cm" svg:y2="0.113cm"><text:p/></draw:line></text:p>
      <text:p text:style-name="P11">419872<text:tab/>Pic gran<text:tab/>20<text:tab/>19,84<text:tab/>396,80</text:p>
      <text:p text:style-name="P11">842321<text:tab/>Pala fusta<text:tab/>20<text:tab/>19,84<text:tab/>396,80</text:p>
      <text:p text:style-name="P11">232484<text:tab/>Carretó metàl·lic<text:tab/>5<text:tab/>99,00<text:tab/>499,50</text:p>
      <text:p text:style-name="P11"/>
      <text:p text:style-name="P12"><text:tab/></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tab/>Base imponible<text:tab/>1293,10</text:p>
      <text:p text:style-name="P12"><text:tab/>IVA (16%)<text:tab/>206,90</text:p>
      <text:p text:style-name="P9"><draw:line text:anchor-type="paragraph" draw:z-index="11" draw:style-name="gr3" draw:text-style-name="P17" svg:x1="0.386cm" svg:y1="-1.468cm" svg:x2="16.541cm" svg:y2="-1.468cm"><text:p/></draw:line><text:span text:style-name="T2"><text:tab/></text:span><text:span text:style-name="T3">Total</text:span><text:span text:style-name="T2"><text:tab/>1500,00</text:span></text:p>
      <text:p text:style-name="P12"/>
      <text:p text:style-name="P12"/>
      <text:p text:style-name="P12"><text:tab/>Signatu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ize="14pt" style:font-size-asian="14pt" style:font-size-complex="14pt"/>
    </style:style>
    <style:style style:name="MT1" style:family="text">
      <style:text-properties style:font-name="Arial"/>
    </style:style>
    <style:page-layout style:name="Mpm1">
      <style:page-layout-properties fo:page-width="21.001cm" fo:page-height="29.7cm" style:num-format="1" style:print-orientation="portrait" fo:margin-top="1.356cm" fo:margin-bottom="1.44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429cm" fo:margin-left="0cm" fo:margin-right="0cm" fo:margin-bottom="0.499cm"/>
      </style:header-style>
      <style:footer-style>
        <style:header-footer-properties svg:height="1.034cm" fo:margin-left="0cm" fo:margin-right="0cm" fo:margin-top="0.499cm"/>
      </style:footer-style>
    </style:page-layout>
  </office:automatic-styles>
  <office:master-styles>
    <style:master-page style:name="Standard" style:page-layout-name="Mpm1">
      <style:header>
        <text:p text:style-name="MP1">PEC 2<text:tab/><text:tab/>David Guillen Fandos</text:p>
      </style:header>
      <style:footer>
        <text:p text:style-name="Footer"><text:tab/><text:tab/><text:span text:style-name="MT1"><text:page-number text:select-page="current">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vid Fandos</meta:initial-creator>
    <meta:creation-date>2010-02-24T13:13:01</meta:creation-date>
    <dc:date>2010-03-08T23:47:36</dc:date>
    <dc:creator>David Fandos</dc:creator>
    <meta:editing-duration>PT05H39M48S</meta:editing-duration>
    <meta:editing-cycles>94</meta:editing-cycles>
    <meta:generator>OpenOffice.org/3.1$Linux OpenOffice.org_project/310m19$Build-9420</meta:generator>
    <meta:document-statistic meta:table-count="0" meta:image-count="0" meta:object-count="0" meta:page-count="4" meta:paragraph-count="52" meta:word-count="982" meta:character-count="5807"/>
  </office:meta>
</office:document-meta>
</file>